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text-properties fo:language="ca" fo:country="ES" fo:background-color="#ffff00"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text-properties style:font-name="Arial"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style:use-window-font-color="true" fo:language="ca" fo:country="ES" style:language-asian="zxx" style:country-asian="none" style:language-complex="zxx" style:country-complex="none"/>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style>
    <style:style style:name="P7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8" style:family="paragraph" style:parent-style-name="Standard" style:master-page-name="">
      <style:paragraph-properties fo:margin-left="0cm" fo:margin-right="0cm" fo:text-indent="1.266cm" style:auto-text-indent="false" style:page-number="auto"/>
    </style:style>
    <style:style style:name="P89" style:family="paragraph" style:parent-style-name="Contents_20_4">
      <style:paragraph-properties>
        <style:tab-stops>
          <style:tab-stop style:position="15.503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Heading_20_4">
      <style:text-properties fo:language="ca" fo:country="ES" style:language-asian="zxx" style:country-asian="none" style:language-complex="zxx" style:country-complex="none"/>
    </style:style>
    <style:style style:name="P94"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95" style:family="paragraph" style:parent-style-name="Heading_20_3">
      <style:text-properties fo:language="ca" fo:country="ES" style:language-asian="zxx" style:country-asian="none" style:language-complex="zxx" style:country-complex="none"/>
    </style:style>
    <style:style style:name="P96"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Standard" style:list-style-name="L5">
      <style:text-properties fo:language="ca" fo:country="ES" style:language-asian="zxx" style:country-asian="none" style:language-complex="zxx" style:country-complex="none"/>
    </style:style>
    <style:style style:name="P99" style:family="paragraph" style:parent-style-name="Standard" style:list-style-name="L7">
      <style:text-properties fo:language="ca" fo:country="ES" style:language-asian="zxx" style:country-asian="none" style:language-complex="zxx" style:country-complex="none"/>
    </style:style>
    <style:style style:name="P10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01" style:family="paragraph" style:parent-style-name="Standard" style:list-style-name="L9">
      <style:text-properties fo:language="ca" fo:country="ES" style:language-asian="zxx" style:country-asian="none" style:language-complex="zxx" style:country-complex="none"/>
    </style:style>
    <style:style style:name="P10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4" style:family="paragraph" style:parent-style-name="Table_20_Contents" style:list-style-name="L6">
      <style:text-properties fo:font-size="10pt" style:font-size-asian="10pt" style:font-size-complex="10pt"/>
    </style:style>
    <style:style style:name="P105" style:family="paragraph" style:parent-style-name="Heading_20_2">
      <style:text-properties fo:language="ca" fo:country="ES"/>
    </style:style>
    <style:style style:name="P106" style:family="paragraph" style:parent-style-name="Heading_20_2">
      <style:text-properties fo:language="ca" fo:country="ES" style:language-asian="zxx" style:country-asian="none" style:language-complex="zxx" style:country-complex="none"/>
    </style:style>
    <style:style style:name="P10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8" style:family="paragraph" style:parent-style-name="Text_20_body" style:list-style-name="L4">
      <style:text-properties style:use-window-font-color="true" fo:language="ca" fo:country="ES" style:language-asian="zxx" style:country-asian="none" style:language-complex="zxx" style:country-complex="none"/>
    </style:style>
    <style:style style:name="P109" style:family="paragraph" style:parent-style-name="Text_20_body" style:list-style-name="L8"/>
    <style:style style:name="P11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29"/>
      <text:p text:style-name="P29"/>
      <text:p text:style-name="P29"/>
      <text:p text:style-name="P31"/>
      <text:p text:style-name="P31"><draw:frame draw:style-name="fr2" draw:name="gráficos2" text:anchor-type="paragraph" svg:width="6.348cm" svg:height="1.693cm" draw:z-index="45"><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4">Manual d'Instal·lació de RegWeb3</text:p>
      <text:p text:style-name="P85">Manual d'Instal·lació</text:p>
      <text:p text:style-name="P7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46"><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7-18T11:35:07.41">18/07/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2">1.-Introducció<text:tab/>4</text:p>
          <text:p text:style-name="P92">2.-Configurar JBOSS<text:tab/>4</text:p>
          <text:p text:style-name="P91">2.1.-Instal·lació de JBoss<text:tab/>4</text:p>
          <text:p text:style-name="P91">2.2.-Configurar Servidor JBoss<text:tab/>5</text:p>
          <text:p text:style-name="P90">2.2.1.-Directori de RegWeb3<text:tab/>5</text:p>
          <text:p text:style-name="P90">2.2.2.-Publicar Ports a peticions externes<text:tab/>6</text:p>
          <text:p text:style-name="P90">2.2.3.-Requeriments de memòria<text:tab/>6</text:p>
          <text:p text:style-name="P90">2.2.4.-Transaccions damunt múltiples recursos<text:tab/>6</text:p>
          <text:p text:style-name="P90">2.2.5.-Autenticador WSBASIC<text:tab/>7</text:p>
          <text:p text:style-name="P90">2.2.6.-Augmentar número de Paràmetres<text:tab/>7</text:p>
          <text:p text:style-name="P91">2.3.-Fitxers de Configuració<text:tab/>7</text:p>
          <text:p text:style-name="P90">2.3.1.-Fitxer JDBC d'accés a BBDD<text:tab/>7</text:p>
          <text:p text:style-name="P89">2.3.1.1.-Oracle<text:tab/>7</text:p>
          <text:p text:style-name="P89">2.3.1.2.-PostgreSQL<text:tab/>8</text:p>
          <text:p text:style-name="P90">2.3.2.-Fitxer de Propietats<text:tab/>8</text:p>
          <text:p text:style-name="P89">2.3.2.1.-Propietats Generals RegWeb3<text:tab/>8</text:p>
          <text:p text:style-name="P89">2.3.2.2.-Plugins<text:tab/>9</text:p>
          <text:p text:style-name="P90">2.3.3.-Configurar Coes<text:tab/>9</text:p>
          <text:p text:style-name="P90">2.3.4.-Configurar Servidor de Correu<text:tab/>9</text:p>
          <text:p text:style-name="P90">2.3.5.-Autenticació i Autorització per Usuaris Persona<text:tab/>10</text:p>
          <text:p text:style-name="P91">2.4.-Copia de binaris<text:tab/>10</text:p>
          <text:p text:style-name="P91">2.5.-DataSources<text:tab/>11</text:p>
          <text:p text:style-name="P92">3.-Plugins<text:tab/>11</text:p>
          <text:p text:style-name="P91">3.1.-Plugin de Informació d'Usuari<text:tab/>11</text:p>
          <text:p text:style-name="P90">3.1.1.-Plugin de UserInformation via DataBase<text:tab/>12</text:p>
          <text:p text:style-name="P90">3.1.2.-Plugin de UserInformation via LDAP<text:tab/>13</text:p>
          <text:p text:style-name="P91">3.2.-Plugin de Custòdia Documental<text:tab/>14</text:p>
          <text:p text:style-name="P90">3.2.1.-Plugin de Custòdia emprant el Sistema de Fitxers<text:tab/>15</text:p>
          <text:p text:style-name="P89">3.2.1.1.-Com instal·lar un servidor de validació pel plugin de custòdia emprant el <text:s/>sistema de fitxers<text:tab/>15</text:p>
          <text:p text:style-name="P90">3.2.2.-Plugin de Custòdia emprant Alfresco<text:tab/>16</text:p>
          <text:p text:style-name="P90">3.2.3.-Plugin de Custòdia emprant Custodia de la CAIB<text:tab/>16</text:p>
          <text:p text:style-name="P91">3.3.-Plugin de Distribució<text:tab/>17</text:p>
          <text:p text:style-name="P92">4.-Gestió de BBDD<text:tab/>17</text:p>
          <text:p text:style-name="P91">4.1.-Crear usuari i BBDD per RegWeb3<text:tab/>17</text:p>
          <text:p text:style-name="P90">4.1.1.-PostgreSQL: connectar-se a la BBDD amb psql<text:tab/>17</text:p>
          <text:p text:style-name="P90">4.1.2.-Crearem l'usuari regweb:<text:tab/>18</text:p>
          <text:p text:style-name="P90">4.1.3.-Crear la BBDD<text:tab/>18</text:p>
          <text:p text:style-name="P91">4.2.-Crear esquema de taules i inserir dades<text:tab/>18</text:p>
          <text:p text:style-name="P90">4.2.1.-Connectar-se al servidor de BBDD amb l'usuari regweb:<text:tab/>18</text:p>
          <text:p text:style-name="P90">4.2.2.-Donar permisos al usuari:<text:tab/>18</text:p>
          <text:p text:style-name="P90">4.2.3.-Importam l'estructura de taules i dades dins la BBDD<text:tab/>18</text:p>
          <text:p text:style-name="P91">4.3.-Crear usuari i BBDD per la gestió d'usuaris RegWeb3.<text:tab/>19</text:p>
          <text:p text:style-name="P92">5.-Annexes<text:tab/>19</text:p>
          <text:p text:style-name="P91">5.1.-ANNEX I: Compilar RegWeb3 des de subversion de SourceForge<text:tab/>19</text:p>
          <text:p text:style-name="P90">5.1.1.-CheckOut<text:tab/>20</text:p>
          <text:p text:style-name="P90"><text:soft-page-break/>5.1.2.-Compilació<text:tab/>20</text:p>
          <text:p text:style-name="P91">5.2.-ANNEX II: Errors JBoss <text:s/>5.1.0 GA i Oracle 11<text:tab/>20</text:p>
        </text:index-body>
      </text:table-of-content>
      <text:p text:style-name="Text_20_body"/>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455470457823966457" text:style-name="L1">
        <text:list-item>
          <text:p text:style-name="P97">Com a sistema operatiu emprarem un Linux (Ubuntu) i les comandes que es mostren són per aquest sistema, encara que són fàcilment exportable a altres sistemes com Windows.</text:p>
        </text:list-item>
        <text:list-item>
          <text:p text:style-name="P97">El SGBD serà PostgreSQL, encara que es poden fer algunes referències a altres com oracle. </text:p>
        </text:list-item>
        <text:list-item>
          <text:p text:style-name="P97">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8">(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3"/>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106"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text:soft-page-break/>correctament en versions superiors tant de JBoss com de Màquina Virtual Java. </text:p>
      <text:p text:style-name="P33"/>
      <text:p text:style-name="P3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0"><text:s/><draw:frame draw:style-name="fr4" draw:name="gràfics1" text:anchor-type="as-char" svg:width="1.339cm" svg:height="1.339cm" draw:z-index="41"><draw:image xlink:href="Pictures/10000201000000330000003367444CDA.png" xlink:type="simple" xlink:show="embed" xlink:actuate="onLoad"/></draw:frame></text:p>
          </table:table-cell>
          <table:table-cell table:style-name="Taula4.B1" office:value-type="string">
            <text:p text:style-name="P68">En l'entorn de la CAIB (Govern Balear) <text:s/>es requereixen els següents productes:</text:p>
            <text:list xml:id="list9065430789111603792" text:style-name="L2">
              <text:list-item>
                <text:p text:style-name="P107">JBoss 5.2.0 AS</text:p>
              </text:list-item>
              <text:list-item>
                <text:p text:style-name="P107">Llibreries de Serveis Web Apache CXF específiques per JBoss 5.2.0 AS (jboss-ep-ws-cxf-5.2.0-installer.zip)</text:p>
              </text:list-item>
              <text:list-item>
                <text:p text:style-name="P107">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3"><text:soft-page-break/></text:p>
      <text:p text:style-name="P33"/>
      <table:table table:name="Tabla4" table:style-name="Tabla4">
        <table:table-column table:style-name="Tabla4.A"/>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0">&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h text:style-name="P94" text:outline-level="3" text:is-list-header="true"/>
      <text:p text:style-name="P49"/>
      <text:h text:style-name="Heading_20_3" text:outline-level="3"><text:soft-page-break/>Autenticador WSBASIC</text:h>
      <text:p text:style-name="P55"/>
      <table:table table:name="Taula2" table:style-name="Taula2">
        <table:table-column table:style-name="Taula2.A"/>
        <table:table-column table:style-name="Taula2.B"/>
        <table:table-row>
          <table:table-cell table:style-name="Taula2.A1" office:value-type="string">
            <text:p text:style-name="P80"><text:s/><draw:frame draw:style-name="fr4" draw:name="gràfics2" text:anchor-type="as-char" svg:width="1.339cm" svg:height="1.339cm" draw:z-index="38"><draw:image xlink:href="Pictures/10000201000000330000003367444CDA.png" xlink:type="simple" xlink:show="embed" xlink:actuate="onLoad"/></draw:frame></text:p>
          </table:table-cell>
          <table:table-cell table:style-name="Taula2.B1" office:value-type="string">
            <text:p text:style-name="P68">En l'entorn de la CAIB (Govern Balear) <text:s/>aquest punt s'ha d'ometre ja que el patch de la CAIB ja configura els autenticadors.</text:p>
          </table:table-cell>
        </table:table-row>
      </table:table>
      <text:p text:style-name="P49"/>
      <text:p text:style-name="P49"><text:tab/>S'ha d'obrir el fitxer $JBOSS]/server/default/deployers/jbossweb.deployer/META-INF/war-deployers-jboss-beans.xml. S'ha de cercar un bloc xml <text:s/>"&lt;property name="authenticators"&gt;" i dins aquest bloc s'ha d'inserir un nou autenticador:</text:p>
      <text:p text:style-name="P4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9"/>
      <text:p text:style-name="P49"/>
      <text:h text:style-name="Heading_20_3" text:outline-level="3">Augmentar número de Paràmetres</text:h>
      <text:p text:style-name="P49"/>
      <text:p text:style-name="P49"><text:tab/>Si se fa feina amb molts de llibres dins una entitat (més de 20 llibres) s'ha d'augmentar el número de paràmetres del jboss. </text:p>
      <text:p text:style-name="P88"><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9"/>
      <text:p text:style-name="P49"/>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8"/>
      <text:h text:style-name="Heading_20_4" text:outline-level="4"><text:soft-page-break/>PostgreSQL</text:h>
      <text:p text:style-name="P65"><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3053572971503590367" text:style-name="L3">
        <text:list-header>
          <text:p text:style-name="P103">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4">“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4">URL del preregistre de sistra.</text:p>
            <text:p text:style-name="P54">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4">Propietat de configuració de Hibernate.</text:p>
            <text:p text:style-name="P54">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ext:soft-page-break/>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93" text:outline-level="4">Plugins</text:h>
      <text:p text:style-name="P33"/>
      <text:p text:style-name="P33"><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7">dos</text:span> fitxers dins el directori deployregweb:</text:p>
      <text:p text:style-name="P33"/>
      <table:table table:name="Tabla22" table:style-name="Tabla22">
        <table:table-column table:style-name="Tabla22.A"/>
        <table:table-row>
          <table:table-cell table:style-name="Tabla22.A1" office:value-type="string">
            <text:p text:style-name="P76">$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able:table-row table:style-name="Tabla6.1">
          <table:table-cell table:style-name="Tabla6.A1" office:value-type="string">
            <text:p text:style-name="P75">$sudo cp $HOME/regweb/scripts/config/regweb3-mail-service.xml $JBOSS/server/default/deployregweb</text:p>
          </table:table-cell>
        </table:table-row>
      </table:table>
      <text:p text:style-name="P33"/>
      <text:p text:style-name="P33"/>
      <text:h text:style-name="Heading_20_3" text:outline-level="3"><text:soft-page-break/>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0"><text:s/><draw:frame draw:style-name="fr4" draw:name="gráficos5" text:anchor-type="as-char" svg:width="1.339cm" svg:height="1.339cm" draw:z-index="33"><draw:image xlink:href="Pictures/10000201000000330000003367444CDA.png" xlink:type="simple" xlink:show="embed" xlink:actuate="onLoad"/></draw:frame></text:p>
          </table:table-cell>
          <table:table-cell table:style-name="Tabla48.B1" office:value-type="string">
            <text:p text:style-name="P68">En l'entorn de la CAIB (Govern Balear) hem de saltar aquest punt ja que l'autenticació dels usuaris-persona ja es realitza automàticament al aplicar el patch de la CAIB sobre un servidor JBOSS.</text:p>
          </table:table-cell>
        </table:table-row>
      </table:table>
      <text:p text:style-name="P38"/>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31536481" text:continue-numbering="true" text:style-name="L3">
        <text:list-header>
          <text:p text:style-name="P102"/>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3"/>
      <text:p text:style-name="P38"><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8"/>
      <text:p text:style-name="P38"/>
      <text:h text:style-name="Heading_20_2" text:outline-level="2">Copia de binaris</text:h>
      <text:p text:style-name="P62"/>
      <text:p text:style-name="P39"><text:tab/>Els possibles binaris que existeixen es poden generar combinant dues variables amb dos valors possibles: </text:p>
      <text:list xml:id="list31534238" text:continue-numbering="true" text:style-name="L3">
        <text:list-header>
          <text:p text:style-name="P102"><text:soft-page-break/></text:p>
        </text:list-header>
      </text:list>
      <text:list xml:id="list4109845198447018636" text:style-name="L4">
        <text:list-item>
          <text:p text:style-name="P108"><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9"/>
      <text:p text:style-name="P6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1"/>
      <text:h text:style-name="Heading_20_2" text:outline-level="2">DataSources</text:h>
      <text:p text:style-name="P33"/>
      <text:p text:style-name="P67"><text:tab/>Els datasources defineixen l'origen de les dades. Podem trobar una plantilla a $HOME/regweb/scripts/datasources/regweb3-ds.xml per PostgreSQL i Oracle</text:p>
      <text:p text:style-name="P67">Si les dades d'accés a la BBDD difereixen, llavors s'ha d'editar aquest fitxer i modificar el que calgui.</text:p>
      <text:p text:style-name="P67"/>
      <text:p text:style-name="P62">Una vegada adjustat aquest document xml al entorn d'instal·lació, cal copiar-ho al JBoss:</text:p>
      <table:table table:name="Tabla10" table:style-name="Tabla10">
        <table:table-column table:style-name="Tabla10.A"/>
        <table:table-row>
          <table:table-cell table:style-name="Tabla10.A1" office:value-type="string">
            <text:p text:style-name="P77">cp $HOME/regweb/scripts/datasources/regweb3-ds.xml</text:p>
            <text:p text:style-name="P77">$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675683778291381904" text:style-name="L5">
        <text:list-item>
          <text:p text:style-name="P98">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8">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soft-page-break/><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3"><text:span text:style-name="T8">es.caib.regweb3</text:span>.userinformationplugin=<text:span text:style-name="T8">[NOM DE LA CLASSE DEL PLUGIN DE </text:span><text:span text:style-name="T8">USERINFORMATION]</text:span></text:p>
          </table:table-cell>
        </table:table-row>
      </table:table>
      <text:p text:style-name="P33"><text:s/></text:p>
      <text:h text:style-name="P95" text:outline-level="3"><text:bookmark-start text:name="__RefNumPara__1915_364891226"/>Plugin de UserInformation via DataBase<text:bookmark-end text:name="__RefNumPara__1915_364891226"/></text:h>
      <text:p text:style-name="P33">Si volem utilitzar aquest plugin llavors s'ha de <text:span text:style-name="T17">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3"><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ext:soft-page-break/>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95"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ext:soft-page-break/>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
      <text:p text:style-name="P33">La propietat que defineix el Plugin de Custòdia Documental és:</text:p>
      <text:p text:style-name="P33"/>
      <table:table table:name="Tabla56" table:style-name="Tabla56">
        <table:table-column table:style-name="Tabla56.A"/>
        <text:soft-page-break/>
        <table:table-row>
          <table:table-cell table:style-name="Tabla56.A1" office:value-type="string">
            <text:p text:style-name="P43">es.caib.regweb3.documentcustodyplugin=<text:span text:style-name="T8">[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6">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3">es.caib.regweb3.plugins.documentcustody.filesystem.basedir</text:p>
          </table:table-cell>
          <table:table-cell table:style-name="Tabla57.B2" office:value-type="string">
            <text:p text:style-name="P53">Defineix el directori dels sistema de fitxers on es guardaràn els fitxers. Exemple:</text:p>
            <text:p text:style-name="P53">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4423974928991241184" text:style-name="L6">
              <text:list-item>
                <text:p text:style-name="P104">{0} = URL de validació</text:p>
              </text:list-item>
              <text:list-item>
                <text:p text:style-name="P104">{1} = custodiaID</text:p>
              </text:list-item>
              <text:list-item>
                <text:p text:style-name="P104">{2} = custodiaPluginClassID</text:p>
              </text:list-item>
              <text:list-item>
                <text:p text:style-name="P104">{3} = data amb hora</text:p>
              </text:list-item>
              <text:list-item>
                <text:p text:style-name="P104">{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9106753101031030346" text:style-name="L7">
        <text:list-item>
          <text:p text:style-name="P99">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1533287" text:continue-numbering="true" text:style-name="L7">
        <text:list-item>
          <text:p text:style-name="P99">Copiar dins el directori anterior el fitxer index.jsp que trobarem dins el zip de l'empaquetat o en el codi font en la següent ruta: plugins\plugins-documentcustody\filesystem\index.jsp</text:p>
        </text:list-item>
        <text:list-item>
          <text:p text:style-name="P99">Reiniciar JBoss.</text:p>
        </text:list-item>
      </text:list>
      <text:p text:style-name="P33"/>
      <text:p text:style-name="P33"/>
      <text:h text:style-name="P95" text:outline-level="3"><text:soft-page-break/>Plugin de Custòdia emprant Alfresco</text:h>
      <text:p text:style-name="P64">&lt;&lt; FALTA - NO IMPLEMENTAT&gt;&gt;</text:p>
      <text:h text:style-name="P95" text:outline-level="3">Plugin de Custòdia emprant Custodia de la CAIB</text:h>
      <text:p text:style-name="P33"/>
      <text:p text:style-name="P33">Aquesta implementació guarda els fitxers (annexes) en el sistema de Custòdia de la CAIB. <text:span text:style-name="T16">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31525601" text:continue-list="list4423974928991241184" text:style-name="L6">
              <text:list-item>
                <text:p text:style-name="P104">{0} = HASH</text:p>
              </text:list-item>
              <text:list-item>
                <text:p text:style-name="P104">{1} = CodiExtern</text:p>
              </text:list-item>
              <text:list-item>
                <text:p text:style-name="P104">{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3">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ext:soft-page-break/>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3">La propietat que <text:span text:style-name="T17">defineix</text:span> el Plugin de Distribució és:</text:p>
      <table:table table:name="Tabla11" table:style-name="Tabla11">
        <table:table-column table:style-name="Tabla11.A"/>
        <table:table-row>
          <table:table-cell table:style-name="Tabla11.A1" office:value-type="string">
            <text:p text:style-name="P43"><text:s/>es.caib.regweb3.distribucion.plugin=<text:span text:style-name="T8">[0:DistribucioLocal, 1:DistribucioAlfresco, etc.]</text:span></text:p>
          </table:table-cell>
        </table:table-row>
      </table:table>
      <text:p text:style-name="P33"/>
      <text:p text:style-name="P33">Les propietats necessàries per configurar aquest plugin es descriuen a continuació:</text:p>
      <text:p text:style-name="P33"/>
      <table:table table:name="Tabla15" table:style-name="Tabla15">
        <table:table-column table:style-name="Tabla15.A"/>
        <table:table-column table:style-name="Tabla15.B"/>
        <table:table-row table:style-name="Tabla15.1">
          <table:table-cell table:style-name="Tabla15.A1" office:value-type="string">
            <text:p text:style-name="P22"><text:s/>es.caib.regweb3.distribucion.plugin.0</text:p>
            <text:p text:style-name="P22"><text:s text:c="7"/></text:p>
          </table:table-cell>
          <table:table-cell table:style-name="Tabla15.B1" office:value-type="string">
            <text:p text:style-name="P53">Indica la classe que implementa el plugin.</text:p>
            <text:p text:style-name="P53">Exemple:</text:p>
            <text:p text:style-name="P53">es.caib.regweb3.distribucion.plugin.0=org.fundaciobit.plugins.distribucion.distribucionlocal.DistribucionLocalDistribucionPlugin</text:p>
          </table:table-cell>
        </table:table-row>
        <table:table-row table:style-name="Tabla15.1">
          <table:table-cell table:style-name="Tabla15.A2" office:value-type="string">
            <text:p text:style-name="P22">es.caib.regweb3.distribucion.plugin.0.conanexos</text:p>
          </table:table-cell>
          <table:table-cell table:style-name="Tabla15.B2" office:value-type="string">
            <text:p text:style-name="P53">Indica si l'assentament registral duu incorporats els annexes o no.</text:p>
            <text:p text:style-name="P22">Exemple:</text:p>
            <text:p text:style-name="P22">es.caib.regweb3.distribucion.plugin.0.conanexos=true</text:p>
            <text:p text:style-name="P22"/>
          </table:table-cell>
        </table:table-row>
      </table:table>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31533703" text:continue-list="list31534238" text:style-name="L3">
        <text:list-header>
          <text:p text:style-name="P100"/>
        </text:list-header>
      </text:list>
      <text:h text:style-name="Heading_20_3" text:outline-level="3"><text:span text:style-name="Source_20_Text"><text:span text:style-name="T14">PostgreSQL: connectar-se a la BBDD amb psql</text:span></text:span></text:h>
      <text:p text:style-name="P47"><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text:soft-page-break/>Crearem l'usuari regweb:</text:h>
      <text:p text:style-name="P34"/>
      <table:table table:name="Tabla24" table:style-name="Tabla24">
        <table:table-column table:style-name="Tabla24.A"/>
        <table:table-row>
          <table:table-cell table:style-name="Tabla24.A1" office:value-type="string">
            <text:p text:style-name="P71">CREATE USER "regweb" WITH <text:s/>ENCRYPTED PASSWORD 'regweb' NOCREATEUSER;</text:p>
            <text:p text:style-name="P71"/>
          </table:table-cell>
        </table:table-row>
      </table:table>
      <text:p text:style-name="P34"/>
      <text:h text:style-name="Heading_20_3" text:outline-level="3">Crear la BBDD</text:h>
      <text:p text:style-name="P34"/>
      <table:table table:name="Tabla13" table:style-name="Tabla13">
        <table:table-column table:style-name="Tabla13.A"/>
        <table:table-row>
          <table:table-cell table:style-name="Tabla13.A1" office:value-type="string">
            <text:p text:style-name="P72">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3">\q</text:p>
          </table:table-cell>
        </table:table-row>
      </table:table>
      <text:p text:style-name="P34"/>
      <text:p text:style-name="P34"/>
      <text:h text:style-name="Heading_20_2" text:outline-level="2">Crear esquema de taules i inserir dades</text:h>
      <text:p text:style-name="P71"/>
      <text:h text:style-name="Heading_20_3" text:outline-level="3">Connectar-se al servidor de BBDD amb l'usuari regweb:</text:h>
      <text:p text:style-name="P34"/>
      <table:table table:name="Tabla33" table:style-name="Tabla33">
        <table:table-column table:style-name="Tabla33.A"/>
        <table:table-row>
          <table:table-cell table:style-name="Tabla33.A1" office:value-type="string">
            <text:list xml:id="list31513870" text:continue-numbering="true" text:style-name="L3">
              <text:list-item>
                <text:list>
                  <text:list-header>
                    <text:p text:style-name="P100"><text:span text:style-name="Source_20_Text"><text:span text:style-name="T7">$ psql -h localhost -p 5432 -U regweb -W</text:span></text:span><text:span text:style-name="T7"> -d regweb</text:span></text:p>
                  </text:list-header>
                </text:list>
              </text:list-item>
            </text:list>
          </table:table-cell>
        </table:table-row>
      </table:table>
      <text:list xml:id="list31533697" text:continue-numbering="true" text:style-name="L3">
        <text:list-item>
          <text:list>
            <text:list-header>
              <text:p text:style-name="P100"/>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79">GRANT ALL PRIVILEGES ON DATABASE "<text:span text:style-name="T7">regweb</text:span>" TO <text:span text:style-name="T7">regweb</text:span>;</text:p>
            <text:p text:style-name="P79">GRANT ALL PRIVILEGES ON SCHEMA PUBLIC TO <text:span text:style-name="T7">regweb</text:span>;</text:p>
          </table:table-cell>
        </table:table-row>
      </table:table>
      <text:p text:style-name="P34"/>
      <text:h text:style-name="Heading_20_3" text:outline-level="3">Importam l'estructura de taules i dades dins la BBDD</text:h>
      <text:p text:style-name="P34"/>
      <text:p text:style-name="P34"/>
      <table:table table:name="Tabla63" table:style-name="Tabla63">
        <table:table-column table:style-name="Tabla63.A"/>
        <table:table-column table:style-name="Tabla63.B"/>
        <table:table-row>
          <table:table-cell table:style-name="Tabla63.A1" office:value-type="string">
            <text:p text:style-name="P80"><text:s/><draw:frame draw:style-name="fr4" draw:name="gráficos6" text:anchor-type="as-char" svg:width="1.339cm" svg:height="1.339cm" draw:z-index="23"><draw:image xlink:href="Pictures/10000201000000330000003367444CDA.png" xlink:type="simple" xlink:show="embed" xlink:actuate="onLoad"/></draw:frame></text:p>
          </table:table-cell>
          <table:table-cell table:style-name="Tabla63.B1" office:value-type="string">
            <text:p text:style-name="P68">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4"><text:span text:style-name="T4">\i $HOME/regweb/scripts/bbdd/</text:span><text:span text:style-name="T5">[x.y]</text:span><text:span text:style-name="T4">/</text:span><text:span text:style-name="T5">[sgbd]</text:span><text:span text:style-name="T4">/regweb3_create_data.sql</text:span></text:p>
          </table:table-cell>
        </table:table-row>
      </table:table>
      <text:p text:style-name="P34"><text:soft-page-break/></text:p>
      <text:p text:style-name="P37"><text:tab/>On <text:span text:style-name="T10">[sgbd]</text:span> pot ser Oracle o PostgreSQL i <text:span text:style-name="T10">[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els SGBD supportats per Hibernate.</text:p>
      <text:p text:style-name="P44"/>
      <text:p text:style-name="P34">Ara cal sortir de psql:</text:p>
      <text:list xml:id="list31524542" text:continue-numbering="true" text:style-name="L3">
        <text:list-header>
          <text:p text:style-name="P100"/>
        </text:list-header>
      </text:list>
      <table:table table:name="Tabla32" table:style-name="Tabla32">
        <table:table-column table:style-name="Tabla32.A"/>
        <table:table-row>
          <table:table-cell table:style-name="Tabla32.A1" office:value-type="string">
            <text:p text:style-name="P78">\q</text:p>
          </table:table-cell>
        </table:table-row>
      </table:table>
      <text:list xml:id="list31525180" text:continue-numbering="true" text:style-name="L3">
        <text:list-item>
          <text:list>
            <text:list-header>
              <text:p text:style-name="P100"/>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6190480684278485842" text:style-name="L8">
        <text:list-item>
          <text:list>
            <text:list-item>
              <text:list>
                <text:list-item>
                  <text:p text:style-name="P109">Nom de bbdd: seycon</text:p>
                </text:list-item>
                <text:list-item>
                  <text:p text:style-name="P109">Usuari: <text:s/>seycon</text:p>
                </text:list-item>
                <text:list-item>
                  <text:p text:style-name="P109">Contrasenya: seycon</text:p>
                </text:list-item>
                <text:list-item>
                  <text:p text:style-name="P109">Script de creació de BBDD: $HOME/regweb/scripts/development/seycon_schema.sql</text:p>
                </text:list-item>
                <text:list-item>
                  <text:p text:style-name="P109">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RegWeb3 des de subversion de SourceForge<text:bookmark-end text:name="__RefNumPara__1225_1457230152"/></text:h>
      <text:p text:style-name="P51"/>
      <text:p text:style-name="P51"><text:soft-page-break/><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CheckOut</text:h>
      <text:list xml:id="list3465243114910549085" text:style-name="L9">
        <text:list-header>
          <text:p text:style-name="P101">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0">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105" text:outline-level="2">ANNEX II: Errors JBoss <text:s/>5.1.0 GA i Oracle 11</text:h>
      <text:p text:style-name="P61"/>
      <text:p text:style-name="P61"><text:tab/>S'han detectat problemes al executar JBoss 5.1.0 en combinació amb Oracle 11. El que passar és que les llibreries Hibernate que porta JBoss <text:s/>5.1.0 no suporten aquest SGBD. </text:p>
      <text:p text:style-name="P61"><text:tab/>La solució és substituir les llibreries hibernate <text:s/>3.3.1.GA que porta JBoss <text:s/>5.1.0 per una versió superior, per exemple la del JBoss 5.2 que és la 3.3.2.GA_CP05.</text:p>
      <text:h text:style-name="Heading_20_2" text:outline-level="2"><text:soft-page-break/>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sans-serif" svg:font-family="sans-serif"/>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4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9" draw:style-name="Mgr1" draw:text-style-name="MP5" svg:x1="0.062cm" svg:y1="0.056cm" svg:x2="16.995cm" svg:y2="0.03cm"><text:p/></draw:line></text:p>
        <text:p text:style-name="MP4"><text:page-number text:select-page="current">21</text:page-number> de <text:page-count>21</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5</meta:editing-cycles>
    <meta:editing-duration>P1DT17H39M48S</meta:editing-duration>
    <meta:initial-creator>Antoni Nadal</meta:initial-creator>
    <dc:date>2016-07-18T11:35:07.26</dc:date>
    <dc:creator>Marilen Gonzalez</dc:creator>
    <meta:document-statistic meta:table-count="48" meta:image-count="8" meta:object-count="0" meta:page-count="21" meta:paragraph-count="514" meta:word-count="3706" meta:character-count="31852"/>
    <meta:user-defined meta:name="Información 1"/>
    <meta:user-defined meta:name="Información 2"/>
    <meta:user-defined meta:name="Información 3"/>
    <meta:user-defined meta:name="Información 4"/>
  </office:meta>
</office:document-meta>
</file>